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5.71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ree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SUBSUB</text:p>
          </table:table-cell>
          <table:table-cell office:value-type="string" table:style-name="ce2">
            <text:p>Check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ndicatore generale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Controlla che ogni PI e PAI sono a una distanza di massimo 6 mesi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Indicatore generale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2.1</text:p>
          </table:table-cell>
          <table:table-cell office:value-type="string" table:style-name="ce2">
            <text:p>Controlla che il primo PAI e il primo PI sono a nei primi 30 giorni dal ricovero (limite dal 2022 in poi)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Indicatore generale</text:p>
          </table:table-cell>
          <table:table-cell office:value-type="string" table:style-name="ce2">
            <text:p>3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3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Indicatore generale</text:p>
          </table:table-cell>
          <table:table-cell office:value-type="float" office:value="4" table:style-name="ce2">
            <text:p>4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dute</text:p>
          </table:table-cell>
          <table:table-cell office:value-type="string" table:style-name="ce2">
            <text:p>1.1</text:p>
          </table:table-cell>
          <table:table-cell table:style-name="ce2"/>
          <table:table-cell office:value-type="string" table:style-name="ce2">
            <text:p>Controlla che ci sia almeno un Tinetti o Conley nei giorni intorno al PAI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1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ontenzione fisica</text:p>
          </table:table-cell>
          <table:table-cell office:value-type="string" table:style-name="ce2">
            <text:p>2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2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olore</text:p>
          </table:table-cell>
          <table:table-cell office:value-type="string" table:style-name="ce2">
            <text:p>3.1</text:p>
          </table:table-cell>
          <table:table-cell table:style-name="ce2"/>
          <table:table-cell office:value-type="string" table:style-name="ce2">
            <text:p>Controlla che ci sia almeno un PAINAD o NRS nei giorni intorno al PAI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3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Lesioni da pressione</text:p>
          </table:table-cell>
          <table:table-cell office:value-type="string" table:style-name="ce2">
            <text:p>4.1</text:p>
          </table:table-cell>
          <table:table-cell table:style-name="ce2"/>
          <table:table-cell office:value-type="string" table:style-name="ce2">
            <text:p>Controlla che ci sia almeno un Braden nei giorni intorno al PAI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4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utrizione/idratazione</text:p>
          </table:table-cell>
          <table:table-cell office:value-type="string" table:style-name="ce2">
            <text:p>5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5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Psico sociale</text:p>
          </table:table-cell>
          <table:table-cell office:value-type="string" table:style-name="ce2">
            <text:p>6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6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ognitivo</text:p>
          </table:table-cell>
          <table:table-cell office:value-type="string" table:style-name="ce2">
            <text:p>7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7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Attività motoria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Sheet1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ree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SUBSUB</text:p>
          </table:table-cell>
          <table:table-cell office:value-type="string" table:style-name="ce2">
            <text:p>Check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Indicatore generale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All'ingresso: diario medico, EO medico (scheda), scheda dolore, CIRS, GBS, eventuali LDP, catetere, stomia, ossigeno; diario infermiere, scheda ingresso infermiere, barthel, braden, MUST, se a rischio disfagia dal diario [bedside, rischio disfagia, gestione della disfagia]; diario educatore, scheda biografica, MMSE; diario fisioterapista, scheda anamnesi (retrodatata per gli ingessi precedenti a maggio 2024), [conley, Tinetti], Morse se c'è una storia di cadute. <text:s text:c="2"/>Al PAI: <text:s/>scheda dolore, CIRS, GBS; barthel, braden, MUST, se a rischio disfagia dal diario [bedside, rischio disfagia, gestione della disfagia]; MMSE, [NPI , CDR]; [conley, Tinetti].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Indicatore generale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PAI/PI devono essere a massimo 30 giorni dall'inizio del ricovero. PAI/PI distanziati di massimo 6 mesi + 7 giorni. Attività da controllare nel periodo: mediche [medicazione LDP, pressione, terapia con ossigeno]; educatori [almeno una a settimana]; FKT [almeno due volte a settimana]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Indicatore generale</text:p>
          </table:table-cell>
          <table:table-cell office:value-type="string" table:style-name="ce2">
            <text:p>3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3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Indicatore generale</text:p>
          </table:table-cell>
          <table:table-cell office:value-type="float" office:value="4" table:style-name="ce2">
            <text:p>4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adute</text:p>
          </table:table-cell>
          <table:table-cell office:value-type="string" table:style-name="ce2">
            <text:p>1.1</text:p>
          </table:table-cell>
          <table:table-cell table:style-name="ce2"/>
          <table:table-cell office:value-type="string" table:style-name="ce2">
            <text:p>Controlla che ci sia almeno un Tinetti o Conley nei giorni intorno al PAI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1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ontenzione fisica</text:p>
          </table:table-cell>
          <table:table-cell office:value-type="string" table:style-name="ce2">
            <text:p>2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2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olore</text:p>
          </table:table-cell>
          <table:table-cell office:value-type="string" table:style-name="ce2">
            <text:p>3.1</text:p>
          </table:table-cell>
          <table:table-cell table:style-name="ce2"/>
          <table:table-cell office:value-type="string" table:style-name="ce2">
            <text:p>Controlla che ci sia almeno un PAINAD o NRS nei giorni intorno al PAI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3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Lesioni da pressione</text:p>
          </table:table-cell>
          <table:table-cell office:value-type="string" table:style-name="ce2">
            <text:p>4.1</text:p>
          </table:table-cell>
          <table:table-cell table:style-name="ce2"/>
          <table:table-cell office:value-type="string" table:style-name="ce2">
            <text:p>Controlla che ci sia almeno un Braden nei giorni intorno al PAI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4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utrizione/idratazione</text:p>
          </table:table-cell>
          <table:table-cell office:value-type="string" table:style-name="ce2">
            <text:p>5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5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Psico sociale</text:p>
          </table:table-cell>
          <table:table-cell office:value-type="string" table:style-name="ce2">
            <text:p>6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6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ognitivo</text:p>
          </table:table-cell>
          <table:table-cell office:value-type="string" table:style-name="ce2">
            <text:p>7.1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7.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Attività motoria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dc:creator>Medici</dc:creator>
    <meta:creation-date>2025-04-03T11:56:13Z</meta:creation-date>
    <dc:date>2025-04-10T18:01:48Z</dc:date>
    <meta:editing-cycles>1</meta:editing-cycles>
    <meta:editing-duration>PT500S</meta:editing-duration>
  </office:meta>
</office:document-meta>
</file>